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widows="1" fo:text-indent="0cm" style:auto-text-indent="false"/>
      <style:text-properties fo:font-variant="normal" fo:text-transform="none" fo:color="#222222" style:font-name="arial" fo:font-size="9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Petter träffar oss kl 17 på tisdag. Diskussionspunkter:</text:p>
      <text:p text:style-name="P1"/>
      <text:p text:style-name="P1">- Vita Villan, hur går det med slutrenoveringen? När säljs lägenheterna?</text:p>
      <text:p text:style-name="P1"/>
      <text:p text:style-name="P1">- Alm Brand lånet övertogs av Petter. Han sa att han skulle ordna ett lån från Ålandsbanken den 15 maj när fördelning sker. Den tillfälliga finansieringen skulle kosta 100 000 kr fram till den 15 maj. <text:line-break/><text:line-break/>- Roberts lån + din pappas lån.</text:p>
      <text:p text:style-name="P1"/>
      <text:p text:style-name="P1">- Vi behöver något slags avtal med Pette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28T01:26:08.67</meta:creation-date>
    <meta:editing-duration>PT17H21M26S</meta:editing-duration>
    <meta:editing-cycles>2</meta:editing-cycles>
    <meta:generator>OpenOffice.org/3.4.1$Win32 OpenOffice.org_project/341m1$Build-9593</meta:generator>
    <meta:document-statistic meta:table-count="0" meta:image-count="0" meta:object-count="0" meta:page-count="1" meta:paragraph-count="4" meta:word-count="71" meta:character-count="405"/>
    <dc:date>2015-06-28T19:04:01.69</dc:date>
  </office:meta>
</office:document-meta>
</file>